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SPageDeviceDictionary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SPageDeviceDictionary.setFlushOnRetrieval( boolean flushOnRetriev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SPageDeviceDictionary.put( Object key ,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SPageDeviceDictionary.isEmp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SPageDeviceDictionary.getCont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